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761b" officeooo:paragraph-rsid="001076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daniem było zarobić skrętkę ethernet typem B. Po podłączeniu i sprawdzeniu testerem żadna linia nie dawała sygnału, zaobserwowano, że linie zostały nacięte to to przerywało sygnał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8T20:42:29.254024500</meta:creation-date>
    <dc:date>2026-01-08T20:43:53.307234400</dc:date>
    <meta:editing-duration>PT1M24S</meta:editing-duration>
    <meta:editing-cycles>1</meta:editing-cycles>
    <meta:document-statistic meta:table-count="0" meta:image-count="0" meta:object-count="0" meta:page-count="1" meta:paragraph-count="1" meta:word-count="26" meta:character-count="182" meta:non-whitespace-character-count="157"/>
    <meta:generator>LibreOffice/25.8.3.2$Windows_X86_64 LibreOffice_project/8ca8d55c161d602844f5428fa4b58097424e324e</meta:generator>
  </office:meta>
</office:document-meta>
</file>